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60ff"/>
    </style:style>
    <style:style style:name="P2" style:family="paragraph" style:parent-style-name="Standard">
      <style:text-properties officeooo:paragraph-rsid="0018eb8d"/>
    </style:style>
    <style:style style:name="P3" style:family="paragraph" style:parent-style-name="Standard">
      <style:text-properties officeooo:paragraph-rsid="0018ef82"/>
    </style:style>
    <style:style style:name="P4" style:family="paragraph" style:parent-style-name="Standard">
      <style:text-properties officeooo:paragraph-rsid="001afc17"/>
    </style:style>
    <style:style style:name="P5" style:family="paragraph" style:parent-style-name="Standard">
      <style:paragraph-properties style:writing-mode="lr-tb"/>
      <style:text-properties officeooo:paragraph-rsid="001afc17"/>
    </style:style>
    <style:style style:name="P6" style:family="paragraph" style:parent-style-name="Standard">
      <style:text-properties officeooo:paragraph-rsid="001b8d8c"/>
    </style:style>
    <style:style style:name="P7" style:family="paragraph" style:parent-style-name="Standard">
      <style:text-properties officeooo:paragraph-rsid="00223453"/>
    </style:style>
    <style:style style:name="P8" style:family="paragraph" style:parent-style-name="Standard">
      <style:paragraph-properties style:writing-mode="lr-tb"/>
      <style:text-properties officeooo:paragraph-rsid="00223453"/>
    </style:style>
    <style:style style:name="P9" style:family="paragraph" style:parent-style-name="Standard">
      <style:text-properties officeooo:rsid="00260b02" officeooo:paragraph-rsid="00260b02"/>
    </style:style>
    <style:style style:name="P10" style:family="paragraph" style:parent-style-name="Standard">
      <style:text-properties officeooo:rsid="0026be64" officeooo:paragraph-rsid="0026be64"/>
    </style:style>
    <style:style style:name="P11" style:family="paragraph" style:parent-style-name="Standard">
      <style:text-properties officeooo:rsid="00278660" officeooo:paragraph-rsid="00278660"/>
    </style:style>
    <style:style style:name="P12" style:family="paragraph" style:parent-style-name="Standard">
      <style:text-properties officeooo:rsid="00279c85" officeooo:paragraph-rsid="00279c85"/>
    </style:style>
    <style:style style:name="P13" style:family="paragraph" style:parent-style-name="Standard">
      <style:text-properties officeooo:rsid="00297d1c" officeooo:paragraph-rsid="00297d1c"/>
    </style:style>
    <style:style style:name="P14" style:family="paragraph" style:parent-style-name="Standard">
      <style:text-properties officeooo:rsid="002a1dfd" officeooo:paragraph-rsid="002a1dfd"/>
    </style:style>
    <style:style style:name="P15" style:family="paragraph" style:parent-style-name="Standard">
      <style:text-properties officeooo:rsid="002af801" officeooo:paragraph-rsid="002af801"/>
    </style:style>
    <style:style style:name="P16" style:family="paragraph" style:parent-style-name="Standard">
      <style:text-properties officeooo:rsid="002b2025" officeooo:paragraph-rsid="002b2025"/>
    </style:style>
    <style:style style:name="P17" style:family="paragraph" style:parent-style-name="Standard">
      <style:text-properties officeooo:rsid="002b68d8" officeooo:paragraph-rsid="002b68d8"/>
    </style:style>
    <style:style style:name="P18" style:family="paragraph" style:parent-style-name="Standard">
      <style:text-properties officeooo:paragraph-rsid="002ce8f5"/>
    </style:style>
    <style:style style:name="P19" style:family="paragraph" style:parent-style-name="Standard">
      <style:text-properties officeooo:rsid="002e09c4" officeooo:paragraph-rsid="002e09c4"/>
    </style:style>
    <style:style style:name="P20" style:family="paragraph" style:parent-style-name="Standard">
      <style:text-properties officeooo:rsid="002fff7f" officeooo:paragraph-rsid="002fff7f"/>
    </style:style>
    <style:style style:name="P21" style:family="paragraph" style:parent-style-name="Standard">
      <style:text-properties officeooo:rsid="00319593" officeooo:paragraph-rsid="00319593"/>
    </style:style>
    <style:style style:name="P22" style:family="paragraph" style:parent-style-name="Standard">
      <style:text-properties officeooo:rsid="0036716a" officeooo:paragraph-rsid="0036716a"/>
    </style:style>
    <style:style style:name="P23" style:family="paragraph" style:parent-style-name="Standard">
      <style:text-properties officeooo:rsid="0036b403" officeooo:paragraph-rsid="0036b403"/>
    </style:style>
    <style:style style:name="P24" style:family="paragraph" style:parent-style-name="Standard">
      <style:text-properties officeooo:rsid="003750e5" officeooo:paragraph-rsid="003750e5"/>
    </style:style>
    <style:style style:name="P25" style:family="paragraph" style:parent-style-name="Standard">
      <style:text-properties officeooo:rsid="00389477" officeooo:paragraph-rsid="00389477"/>
    </style:style>
    <style:style style:name="P26" style:family="paragraph" style:parent-style-name="Standard">
      <style:text-properties officeooo:rsid="0039a0e8" officeooo:paragraph-rsid="0039a0e8"/>
    </style:style>
    <style:style style:name="P27" style:family="paragraph" style:parent-style-name="Standard">
      <style:text-properties officeooo:paragraph-rsid="003c541c"/>
    </style:style>
    <style:style style:name="P28" style:family="paragraph" style:parent-style-name="Standard">
      <style:text-properties officeooo:rsid="004a863e" officeooo:paragraph-rsid="004a863e"/>
    </style:style>
    <style:style style:name="T1" style:family="text">
      <style:text-properties officeooo:rsid="001860ff"/>
    </style:style>
    <style:style style:name="T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officeooo:rsid="0018eb8d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officeooo:rsid="0018ef82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officeooo:rsid="001afc17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10pt" fo:font-style="normal" fo:font-weight="normal" officeooo:rsid="001b0d47" style:font-size-asian="10pt" style:font-style-asian="normal" style:font-weight-asian="normal"/>
    </style:style>
    <style:style style:name="T7" style:family="text">
      <style:text-properties fo:color="#080808" loext:opacity="100%" style:font-name="JetBrains Mono" fo:font-size="10pt" fo:font-style="normal" fo:font-weight="normal" officeooo:rsid="001b8d8c" style:font-size-asian="10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normal" fo:font-weight="normal" officeooo:rsid="001bd3bd" style:font-size-asian="10pt" style:font-style-asian="normal" style:font-weight-asian="normal"/>
    </style:style>
    <style:style style:name="T9" style:family="text">
      <style:text-properties fo:color="#080808" loext:opacity="100%" style:font-name="JetBrains Mono" fo:font-size="10pt" fo:font-style="normal" fo:font-weight="normal" officeooo:rsid="001c7765" style:font-size-asian="10pt" style:font-style-asian="normal" style:font-weight-asian="normal"/>
    </style:style>
    <style:style style:name="T10" style:family="text">
      <style:text-properties fo:color="#080808" loext:opacity="100%" style:font-name="JetBrains Mono" fo:font-size="10pt" fo:font-style="normal" fo:font-weight="normal" officeooo:rsid="001d9c05" style:font-size-asian="10pt" style:font-style-asian="normal" style:font-weight-asian="normal"/>
    </style:style>
    <style:style style:name="T11" style:family="text">
      <style:text-properties fo:color="#080808" loext:opacity="100%" style:font-name="JetBrains Mono" fo:font-size="10pt" fo:font-style="normal" fo:font-weight="normal" officeooo:rsid="001ef88c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officeooo:rsid="0020dc87" style:font-size-asian="10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fo:font-weight="normal" officeooo:rsid="00223453" style:font-size-asian="10pt" style:font-style-asian="normal" style:font-weight-asian="normal"/>
    </style:style>
    <style:style style:name="T14" style:family="text">
      <style:text-properties fo:color="#080808" loext:opacity="100%" style:font-name="JetBrains Mono" fo:font-size="10pt" fo:font-style="normal" fo:font-weight="normal" officeooo:rsid="0022bb59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ize="10pt" fo:font-style="normal" fo:font-weight="normal" officeooo:rsid="00242ef3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officeooo:rsid="003a8a6c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normal" fo:font-weight="normal" officeooo:rsid="003c541c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fo:font-weight="normal" officeooo:rsid="003d3e00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font-style="normal" fo:font-weight="normal" officeooo:rsid="003f117d" style:font-size-asian="10pt" style:font-style-asian="normal" style:font-weight-asian="normal"/>
    </style:style>
    <style:style style:name="T20" style:family="text">
      <style:text-properties fo:color="#080808" loext:opacity="100%" style:font-name="JetBrains Mono" fo:font-size="10pt" fo:font-style="normal" fo:font-weight="normal" officeooo:rsid="003f477a" style:font-size-asian="10pt" style:font-style-asian="normal" style:font-weight-asian="normal"/>
    </style:style>
    <style:style style:name="T21" style:family="text">
      <style:text-properties fo:color="#080808" loext:opacity="100%" style:font-name="JetBrains Mono" fo:font-size="10pt" fo:font-style="normal" fo:font-weight="normal" officeooo:rsid="00404234" style:font-size-asian="10pt" style:font-style-asian="normal" style:font-weight-asian="normal"/>
    </style:style>
    <style:style style:name="T22" style:family="text">
      <style:text-properties fo:color="#080808" loext:opacity="100%" style:font-name="JetBrains Mono" fo:font-size="10pt" fo:font-style="normal" fo:font-weight="normal" officeooo:rsid="0040457f" style:font-size-asian="10pt" style:font-style-asian="normal" style:font-weight-asian="normal"/>
    </style:style>
    <style:style style:name="T23" style:family="text">
      <style:text-properties fo:color="#080808" loext:opacity="100%" style:font-name="JetBrains Mono" fo:font-size="10pt" fo:font-style="normal" fo:font-weight="normal" officeooo:rsid="0041c218" style:font-size-asian="10pt" style:font-style-asian="normal" style:font-weight-asian="normal"/>
    </style:style>
    <style:style style:name="T24" style:family="text">
      <style:text-properties fo:color="#080808" loext:opacity="100%" style:font-name="JetBrains Mono" fo:font-size="10pt" fo:font-style="normal" fo:font-weight="normal" officeooo:rsid="0042453b" style:font-size-asian="10pt" style:font-style-asian="normal" style:font-weight-asian="normal"/>
    </style:style>
    <style:style style:name="T25" style:family="text">
      <style:text-properties fo:color="#080808" loext:opacity="100%" style:font-name="JetBrains Mono" fo:font-size="10pt" fo:font-style="normal" fo:font-weight="normal" officeooo:rsid="00437e34" style:font-size-asian="10pt" style:font-style-asian="normal" style:font-weight-asian="normal"/>
    </style:style>
    <style:style style:name="T26" style:family="text">
      <style:text-properties fo:color="#080808" loext:opacity="100%" style:font-name="JetBrains Mono" fo:font-size="10pt" fo:font-style="normal" fo:font-weight="normal" officeooo:rsid="00440094" style:font-size-asian="10pt" style:font-style-asian="normal" style:font-weight-asian="normal"/>
    </style:style>
    <style:style style:name="T27" style:family="text">
      <style:text-properties fo:color="#080808" loext:opacity="100%" style:font-name="JetBrains Mono" fo:font-size="10pt" fo:font-style="normal" fo:font-weight="normal" officeooo:rsid="0046ec0b" style:font-size-asian="10pt" style:font-style-asian="normal" style:font-weight-asian="normal"/>
    </style:style>
    <style:style style:name="T28" style:family="text">
      <style:text-properties fo:color="#080808" loext:opacity="100%" style:font-name="JetBrains Mono" fo:font-size="10pt" fo:font-style="normal" fo:font-weight="normal" officeooo:rsid="00479f91" style:font-size-asian="10pt" style:font-style-asian="normal" style:font-weight-asian="normal"/>
    </style:style>
    <style:style style:name="T29" style:family="text">
      <style:text-properties fo:color="#080808" loext:opacity="100%" style:font-name="JetBrains Mono" fo:font-size="10pt" fo:font-style="normal" fo:font-weight="normal" officeooo:rsid="00490aba" style:font-size-asian="10pt" style:font-style-asian="normal" style:font-weight-asian="normal"/>
    </style:style>
    <style:style style:name="T30" style:family="text">
      <style:text-properties fo:color="#080808" loext:opacity="100%" style:font-name="JetBrains Mono" fo:font-size="10pt" fo:font-style="normal" fo:font-weight="normal" officeooo:rsid="0045a7e4" fo:background-color="#ffff00" loext:char-shading-value="0" style:font-size-asian="10pt" style:font-style-asian="normal" style:font-weight-asian="normal"/>
    </style:style>
    <style:style style:name="T31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80808" loext:opacity="100%" style:font-name="Noto Sans Mono" fo:font-size="10pt" fo:font-style="normal" fo:font-weight="normal" officeooo:rsid="0018eb8d" style:font-size-asian="10pt" style:font-style-asian="normal" style:font-weight-asian="normal"/>
    </style:style>
    <style:style style:name="T33" style:family="text">
      <style:text-properties fo:color="#080808" loext:opacity="100%" style:font-name="Noto Sans Mono" fo:font-size="10pt" fo:font-style="normal" fo:font-weight="normal" officeooo:rsid="001c7765" style:font-size-asian="10pt" style:font-style-asian="normal" style:font-weight-asian="normal"/>
    </style:style>
    <style:style style:name="T34" style:family="text">
      <style:text-properties fo:color="#080808" loext:opacity="100%" style:font-name="Noto Sans Mono" fo:font-size="10pt" fo:font-style="normal" fo:font-weight="normal" officeooo:rsid="0020dc87" style:font-size-asian="10pt" style:font-style-asian="normal" style:font-weight-asian="normal"/>
    </style:style>
    <style:style style:name="T35" style:family="text">
      <style:text-properties fo:color="#080808" loext:opacity="100%" style:font-name="Noto Sans Mono" fo:font-size="10pt" fo:font-style="normal" fo:font-weight="normal" officeooo:rsid="001afc17" style:font-size-asian="10pt" style:font-style-asian="normal" style:font-weight-asian="normal"/>
    </style:style>
    <style:style style:name="T36" style:family="text">
      <style:text-properties officeooo:rsid="0018ef82"/>
    </style:style>
    <style:style style:name="T37" style:family="text">
      <style:text-properties officeooo:rsid="001c7765"/>
    </style:style>
    <style:style style:name="T38" style:family="text">
      <style:text-properties officeooo:rsid="00260b02"/>
    </style:style>
    <style:style style:name="T39" style:family="text">
      <style:text-properties officeooo:rsid="0026be64"/>
    </style:style>
    <style:style style:name="T40" style:family="text">
      <style:text-properties officeooo:rsid="00278660"/>
    </style:style>
    <style:style style:name="T41" style:family="text">
      <style:text-properties officeooo:rsid="00279c85"/>
    </style:style>
    <style:style style:name="T42" style:family="text">
      <style:text-properties officeooo:rsid="0027cc6c"/>
    </style:style>
    <style:style style:name="T43" style:family="text">
      <style:text-properties officeooo:rsid="00297d1c"/>
    </style:style>
    <style:style style:name="T44" style:family="text">
      <style:text-properties officeooo:rsid="002a1dfd"/>
    </style:style>
    <style:style style:name="T45" style:family="text">
      <style:text-properties officeooo:rsid="002af801"/>
    </style:style>
    <style:style style:name="T46" style:family="text">
      <style:text-properties officeooo:rsid="002b2025"/>
    </style:style>
    <style:style style:name="T47" style:family="text">
      <style:text-properties officeooo:rsid="002b68d8"/>
    </style:style>
    <style:style style:name="T48" style:family="text">
      <style:text-properties officeooo:rsid="002ce8f5"/>
    </style:style>
    <style:style style:name="T49" style:family="text">
      <style:text-properties fo:language="ru" fo:country="RU"/>
    </style:style>
    <style:style style:name="T50" style:family="text">
      <style:text-properties officeooo:rsid="002e09c4"/>
    </style:style>
    <style:style style:name="T51" style:family="text">
      <style:text-properties officeooo:rsid="002fff7f"/>
    </style:style>
    <style:style style:name="T52" style:family="text">
      <style:text-properties officeooo:rsid="003296da"/>
    </style:style>
    <style:style style:name="T53" style:family="text">
      <style:text-properties officeooo:rsid="00340350"/>
    </style:style>
    <style:style style:name="T54" style:family="text">
      <style:text-properties officeooo:rsid="0036716a"/>
    </style:style>
    <style:style style:name="T55" style:family="text">
      <style:text-properties officeooo:rsid="0036b403"/>
    </style:style>
    <style:style style:name="T56" style:family="text">
      <style:text-properties officeooo:rsid="003750e5"/>
    </style:style>
    <style:style style:name="T57" style:family="text">
      <style:text-properties officeooo:rsid="00375c2d"/>
    </style:style>
    <style:style style:name="T58" style:family="text">
      <style:text-properties officeooo:rsid="0039a0e8"/>
    </style:style>
    <style:style style:name="T59" style:family="text">
      <style:text-properties officeooo:rsid="0039bb69"/>
    </style:style>
    <style:style style:name="T60" style:family="text">
      <style:text-properties officeooo:rsid="004c4e33"/>
    </style:style>
    <style:style style:name="T61" style:family="text">
      <style:text-properties officeooo:rsid="004cd462"/>
    </style:style>
    <style:style style:name="T62" style:family="text">
      <style:text-properties officeooo:rsid="004d861d"/>
    </style:style>
    <style:style style:name="T63" style:family="text">
      <style:text-properties officeooo:rsid="004e6ebb"/>
    </style:style>
    <style:style style:name="T64" style:family="text">
      <style:text-properties officeooo:rsid="004f8efa"/>
    </style:style>
    <style:style style:name="T65" style:family="text">
      <style:text-properties officeooo:rsid="00508a0f"/>
    </style:style>
    <style:style style:name="T66" style:family="text">
      <style:text-properties officeooo:rsid="005124f7"/>
    </style:style>
    <style:style style:name="T67" style:family="text">
      <style:text-properties officeooo:rsid="0051f4a2"/>
    </style:style>
    <style:style style:name="T68" style:family="text">
      <style:text-properties officeooo:rsid="0053dcde"/>
    </style:style>
    <style:style style:name="T69" style:family="text">
      <style:text-properties officeooo:rsid="00543610"/>
    </style:style>
    <style:style style:name="T70" style:family="text">
      <style:text-properties fo:color="#c9211e" loext:opacity="100%"/>
    </style:style>
    <style:style style:name="T71" style:family="text">
      <style:text-properties fo:color="#c9211e" loext:opacity="100%" officeooo:rsid="0039a0e8"/>
    </style:style>
    <style:style style:name="T72" style:family="text">
      <style:text-properties officeooo:rsid="00561a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S</text:p>
      <text:p text:style-name="Standard">1) Translate and identify the root of each form.</text:p>
      <text:p text:style-name="Standard">Example: अस्मि – ‘I am’ (√अस् ). Translate potentials as ‘I (etc.) would…’.</text:p>
      <text:p text:style-name="Standard"/>
      <text:p text:style-name="P3">१) असि → √अस् (II, अस्ति)<text:bookmark-start text:name="__DdeLink__8830_1784023470"/> <text:bookmark-end text:name="__DdeLink__8830_1784023470"/>, <text:span text:style-name="T59">2</text:span><text:span text:style-name="T1">p, sg, sf → ты есть</text:span></text:p>
      <text:p text:style-name="P3">२) अस्वपम् → <text:bookmark-start text:name="__DdeLink__8778_1784023470"/>√<text:span text:style-name="T1">स्वप्</text:span><text:bookmark-end text:name="__DdeLink__8778_1784023470"/><text:span text:style-name="T1"> </text:span><text:span text:style-name="T2">(II </text:span><text:bookmark-start text:name="__DdeLink__10792_1784023470"/><text:span text:style-name="T31">स्वपिति</text:span><text:bookmark-end text:name="__DdeLink__10792_1784023470"/><text:span text:style-name="T2">, I </text:span><text:span text:style-name="T31">स्वपति</text:span><text:span text:style-name="T2">)</text:span><text:span text:style-name="T1">, 1p, sg, imperf→ я поспал</text:span></text:p>
      <text:p text:style-name="P2">३) <text:bookmark-start text:name="__DdeLink__8722_1784023470"/>जानी<text:bookmark-end text:name="__DdeLink__8722_1784023470"/>वः → <text:span text:style-name="T2">√</text:span><text:bookmark-start text:name="__DdeLink__9034_1784023470"/><text:span text:style-name="T31">ज्ञा</text:span><text:span text:style-name="T2">;</text:span><text:bookmark-end text:name="__DdeLink__9034_1784023470"/><text:span text:style-name="T2">(IX </text:span><text:span text:style-name="T32">जानाति</text:span><text:span text:style-name="T3">) → <text:s text:c="2"/></text:span><text:span text:style-name="T5">1p, du, wf → мы (двое) знаем</text:span></text:p>
      <text:p text:style-name="P5">४) आप्नुताम् → <text:span text:style-name="T2">√</text:span><text:span text:style-name="T31">आप्</text:span><text:span text:style-name="T2">;(V </text:span><text:span text:style-name="T31">आप्नोति</text:span><text:span text:style-name="T2">) → </text:span><text:span text:style-name="T5"><text:s/>3p, du, wf, imperf→ <text:s/>они(двое) получили</text:span></text:p>
      <text:p text:style-name="P4">५) द्विष्मः → <text:span text:style-name="T2">√</text:span><text:span text:style-name="T31">द्विष्</text:span><text:span text:style-name="T2">;(II </text:span><text:span text:style-name="T31">द्वेष्टि</text:span><text:span text:style-name="T2">) → </text:span><text:span text:style-name="T5">1p, pl, wf → мы ненавидим</text:span></text:p>
      <text:p text:style-name="P5">६) हथ → √हन् (II हन्ति)<text:span text:style-name="T3"> →</text:span><text:span text:style-name="T5"> 2p, pl, wf <text:s/>→ вы убиваете</text:span></text:p>
      <text:p text:style-name="P5">७) अब्रवीत् → √ब्रू (II ब्रवीति)<text:span text:style-name="T3"> →</text:span><text:span text:style-name="T5">3p, sg, sf, imperf→ он сказал</text:span></text:p>
      <text:p text:style-name="P4">८) अकुरुत → √कृ (VIII करोति)<text:span text:style-name="T3"> →</text:span><text:span text:style-name="T5"> </text:span><text:span text:style-name="T16">2</text:span><text:span text:style-name="T5">p, </text:span><text:span text:style-name="T16">pl</text:span><text:span text:style-name="T5">, sf, imperf→ </text:span><text:span text:style-name="T16">вы сделали</text:span></text:p>
      <text:p text:style-name="P4">९) <text:bookmark-start text:name="__DdeLink__8764_1784023470"/>वृ<text:bookmark-end text:name="__DdeLink__8764_1784023470"/>णयु<text:span text:style-name="T36">ः</text:span> → <text:span text:style-name="T2">√</text:span><text:span text:style-name="T31">वृ</text:span><text:span text:style-name="T2">;(V </text:span><text:span text:style-name="T31">वृणोति</text:span><text:span text:style-name="T2">) </text:span><text:span text:style-name="T4">→ </text:span><text:span text:style-name="T5"><text:s/>3p, pl, wf, opt → они покрыли бы</text:span></text:p>
      <text:p text:style-name="P27"><text:span text:style-name="T5">९) </text:span><text:bookmark-start text:name="__DdeLink__8764_1784023470 Copy 1"/><text:span text:style-name="T5">वृ</text:span><text:bookmark-end text:name="__DdeLink__8764_1784023470 Copy 1"/><text:span text:style-name="T5">ण</text:span><text:span text:style-name="T17">ु</text:span><text:span text:style-name="T5">य</text:span><text:span text:style-name="T17">ाः</text:span><text:span text:style-name="T5"> → √</text:span><text:span text:style-name="T35">वृ</text:span><text:span text:style-name="T5">;(V </text:span><text:span text:style-name="T35">वृणोति</text:span><text:span text:style-name="T5">) </text:span><text:span text:style-name="T4">→ </text:span><text:span text:style-name="T5"><text:s/></text:span><text:span text:style-name="T17">2</text:span><text:span text:style-name="T5">p, </text:span><text:span text:style-name="T18">sg</text:span><text:span text:style-name="T5">, wf, opt → </text:span><text:span text:style-name="T17">ты</text:span><text:span text:style-name="T5"> покрыл бы</text:span></text:p>
      <text:p text:style-name="P4">१०) धत्तः → √धा (III दधाति)<text:span text:style-name="T3"> →</text:span><text:span text:style-name="T6">3p, du, wf</text:span><text:span text:style-name="T5"> → </text:span><text:span text:style-name="T6">они (двое) </text:span><text:span text:style-name="T17">кладут</text:span></text:p>
      <text:p text:style-name="P4">११) स्वपिमि → √<text:span text:style-name="T1">स्वप् </text:span><text:span text:style-name="T2">(II </text:span><text:span text:style-name="T31">स्वपिति</text:span><text:span text:style-name="T2">, I </text:span><text:span text:style-name="T31">स्वपति</text:span><text:span text:style-name="T2">) → </text:span><text:span text:style-name="T5"><text:s/></text:span><text:span text:style-name="T6">1p, pl, sf </text:span><text:span text:style-name="T5">→ </text:span><text:span text:style-name="T6">я сплю</text:span></text:p>
      <text:p text:style-name="P4">१२) <text:bookmark-start text:name="__DdeLink__8816_1784023470"/>भि<text:bookmark-end text:name="__DdeLink__8816_1784023470"/>न्द्यात् → <text:s/><text:bookmark-start text:name="__DdeLink__9040_1784023470"/><text:span text:style-name="T2">√</text:span><text:span text:style-name="T31">भिद्</text:span><text:bookmark-end text:name="__DdeLink__9040_1784023470"/><text:span text:style-name="T31"> </text:span><text:span text:style-name="T2">(VII </text:span><text:span text:style-name="T31">भिनत्ति</text:span><text:span text:style-name="T2">) → </text:span><text:span text:style-name="T6">3p, sg, </text:span><text:span text:style-name="T7">wf</text:span><text:span text:style-name="T6">, opt</text:span><text:span text:style-name="T5"> → </text:span><text:span text:style-name="T6">он разделил бы</text:span></text:p>
      <text:p text:style-name="P4">१३) आस्त → <text:span text:style-name="T2">√</text:span><text:span text:style-name="T31">अस्</text:span><text:span text:style-name="T2">;(II </text:span><text:span text:style-name="T31">अस्ति</text:span><text:span text:style-name="T2">) → </text:span><text:span text:style-name="T5"><text:s/></text:span><text:span text:style-name="T7">2p, pl, wf, imperf </text:span><text:span text:style-name="T5">→ </text:span><text:span text:style-name="T7">вы были</text:span></text:p>
      <text:p text:style-name="P4">१४) कुर्मः → √कृ (VIII करोति)<text:span text:style-name="T2"> → </text:span><text:span text:style-name="T7">1p, pl, wf</text:span><text:span text:style-name="T5"> → </text:span><text:span text:style-name="T7">мы делаем</text:span></text:p>
      <text:p text:style-name="P4">१५) ददामि → <text:span text:style-name="T2">√</text:span><text:span text:style-name="T31">दा </text:span><text:span text:style-name="T2">(III </text:span><text:span text:style-name="T31">ददाति</text:span><text:span text:style-name="T2">) → </text:span><text:span text:style-name="T7">1p, sg, sf</text:span><text:span text:style-name="T5"> → </text:span><text:span text:style-name="T7">я даю</text:span></text:p>
      <text:p text:style-name="P4">१६) दत्थः → <text:span text:style-name="T2">√</text:span><text:span text:style-name="T31">दा </text:span><text:span text:style-name="T2">(III </text:span><text:span text:style-name="T31">ददाति</text:span><text:span text:style-name="T2">) → </text:span><text:span text:style-name="T7">2p, du, wf</text:span><text:span text:style-name="T5"> → </text:span><text:span text:style-name="T7">вы (двое) даёте</text:span></text:p>
      <text:p text:style-name="P6">१७) स्यात् → √अस् (II, अस्ति)<text:span text:style-name="T5"> →</text:span><text:span text:style-name="T7">3p, sg, wf, opt</text:span><text:span text:style-name="T5"> → </text:span><text:span text:style-name="T7">он был бы</text:span></text:p>
      <text:p text:style-name="P4">१८) स्तौषि → <text:span text:style-name="T2">√</text:span><text:span text:style-name="T31">स्तु </text:span><text:span text:style-name="T2">(II </text:span><text:span text:style-name="T31">स्तौति</text:span><text:span text:style-name="T2">) → </text:span><text:span text:style-name="T7">2p, sg, sf</text:span><text:span text:style-name="T5"> → </text:span><text:span text:style-name="T7">ты восхваляешь</text:span></text:p>
      <text:p text:style-name="P4">१९) दद्याम → <text:span text:style-name="T2">√</text:span><text:span text:style-name="T31">दा </text:span><text:span text:style-name="T2">(III </text:span><text:span text:style-name="T31">ददाति</text:span><text:span text:style-name="T2">) → </text:span><text:span text:style-name="T18">2</text:span><text:span text:style-name="T7">p, </text:span><text:span text:style-name="T18">pl</text:span><text:span text:style-name="T7">, wf, opt</text:span><text:span text:style-name="T5"> → </text:span><text:span text:style-name="T18">вы</text:span><text:span text:style-name="T7"> дал</text:span><text:span text:style-name="T18">и</text:span><text:span text:style-name="T7"> бы</text:span></text:p>
      <text:p text:style-name="P4">२०) शृणोषि → <text:span text:style-name="T2">√</text:span><text:span text:style-name="T31">श्रु </text:span><text:span text:style-name="T2">(V </text:span><text:span text:style-name="T31">शृणोति</text:span><text:span text:style-name="T2">) →</text:span><text:span text:style-name="T7">2p, sg, sf</text:span><text:span text:style-name="T2"> </text:span><text:span text:style-name="T5"><text:s/>→ </text:span><text:span text:style-name="T7">ты слышишь</text:span></text:p>
      <text:p text:style-name="P5">२१) स्याम् → √अस् (II, अस्ति)<text:span text:style-name="T2"> → </text:span><text:span text:style-name="T7">1p, sg, wf, opt</text:span> <text:span text:style-name="T5"><text:s/>→ </text:span><text:span text:style-name="T7">я был бы </text:span></text:p>
      <text:p text:style-name="P4">२२) वेत्ति → <text:span text:style-name="T2">√</text:span><text:span text:style-name="T31">विद् </text:span><text:span text:style-name="T2">(II </text:span><text:span text:style-name="T31">वेत्ति</text:span><text:span text:style-name="T2">)</text:span><text:span text:style-name="T3"> →</text:span><text:span text:style-name="T5"> </text:span><text:span text:style-name="T7">3p, sg, sf </text:span><text:span text:style-name="T5">→ </text:span><text:span text:style-name="T7">он знает</text:span></text:p>
      <text:p text:style-name="P4">२३) करोमि → √कृ (VIII करोति)<text:span text:style-name="T5"> → </text:span><text:span text:style-name="T7">1p, sg, sf</text:span><text:span text:style-name="T2"> →</text:span><text:span text:style-name="T7">я делаю</text:span></text:p>
      <text:p text:style-name="P4">२४)<text:bookmark-start text:name="__DdeLink__8913_1784023470"/> <text:bookmark-end text:name="__DdeLink__8913_1784023470"/><text:span text:style-name="T36">स्तुथ</text:span> → <text:s/><text:span text:style-name="T2">√</text:span><text:span text:style-name="T31">स्तु </text:span><text:span text:style-name="T2">(II </text:span><text:span text:style-name="T31">स्तौति</text:span><text:span text:style-name="T2">) → </text:span><text:span text:style-name="T7">2p, pl, wf</text:span><text:span text:style-name="T5"> → </text:span><text:span text:style-name="T7">вы восхваляете</text:span></text:p>
      <text:p text:style-name="P4">२५) जानाति → <text:span text:style-name="T2">√</text:span><text:span text:style-name="T31">ज्ञा</text:span><text:span text:style-name="T2">;(IX </text:span><text:span text:style-name="T32">जानाति</text:span><text:span text:style-name="T3">) →</text:span><text:span text:style-name="T7">3p, sg, sf</text:span><text:span text:style-name="T5"> → </text:span><text:span text:style-name="T3"><text:s text:c="2"/></text:span><text:span text:style-name="T7">он знает</text:span></text:p>
      <text:p text:style-name="P4">२६) आयन् → √इ <text:span text:style-name="T36">(II)</text:span><text:span text:style-name="T3"> →</text:span><text:span text:style-name="T5"> </text:span><text:span text:style-name="T7">3p, pl, wf, imperf </text:span><text:span text:style-name="T5">→ </text:span><text:span text:style-name="T7">они пошли</text:span></text:p>
      <text:p text:style-name="P4">२७) शृणुथ → <text:span text:style-name="T2">√</text:span><text:span text:style-name="T31">श्रु </text:span><text:span text:style-name="T2">(V </text:span><text:span text:style-name="T31">शृणोति</text:span><text:span text:style-name="T2">)</text:span><text:span text:style-name="T5"> →</text:span><text:span text:style-name="T7">2p, pl, wf </text:span><text:span text:style-name="T5"><text:s/></text:span><text:span text:style-name="T2"><text:s/>→ </text:span><text:span text:style-name="T7">вы слышите</text:span></text:p>
      <text:p text:style-name="P4">२८) स्वः → √अस् (II, अस्ति)<text:span text:style-name="T3"> →</text:span><text:span text:style-name="T5"> </text:span><text:span text:style-name="T7">1p, du, wf </text:span><text:span text:style-name="T5">→ </text:span><text:span text:style-name="T7">мы (двое) есть</text:span></text:p>
      <text:p text:style-name="P4">२९) पुनीयुः → <text:span text:style-name="T2">√</text:span><text:span text:style-name="T31">पू </text:span><text:span text:style-name="T2">(IX </text:span><text:span text:style-name="T31">पुनाति</text:span><text:span text:style-name="T2">) </text:span><text:span text:style-name="T3"><text:s/>→</text:span><text:span text:style-name="T5"> </text:span><text:span text:style-name="T7">3p, pl, wf, opt</text:span><text:span text:style-name="T5">→ </text:span><text:span text:style-name="T7">они очистили бы</text:span></text:p>
      <text:p text:style-name="P4">३०) दधाति → <text:s/>√धा (III दधाति)<text:span text:style-name="T3"> →</text:span><text:span text:style-name="T5"> </text:span><text:span text:style-name="T7">3p, sg, sf </text:span><text:span text:style-name="T5">→ </text:span><text:span text:style-name="T7">он кладёт</text:span></text:p>
      <text:p text:style-name="P4">३१) छिनत्सि → √छिद् (VII छिनत्ति) <text:span text:style-name="T3"><text:s/></text:span><text:span text:style-name="T5"><text:s/>→ </text:span><text:span text:style-name="T7">2p, sg, sf </text:span><text:span text:style-name="T3">→</text:span><text:span text:style-name="T7">ты отрезаешь</text:span></text:p>
      <text:p text:style-name="P4">३२) अशक्नुत → <text:span text:style-name="T2">√</text:span><text:span text:style-name="T31">शक् </text:span><text:span text:style-name="T2">(V </text:span><text:span text:style-name="T31">शक्नोति</text:span><text:span text:style-name="T2">)</text:span><text:span text:style-name="T3"> →</text:span><text:span text:style-name="T7">2p, pl, wf</text:span><text:span text:style-name="T5"> → </text:span><text:span text:style-name="T7">вы </text:span><text:span text:style-name="T19">могли</text:span></text:p>
      <text:p text:style-name="P4">३३) <text:bookmark-start text:name="__DdeLink__8949_1784023470"/>गृ<text:bookmark-end text:name="__DdeLink__8949_1784023470"/>ह्णाति → <text:bookmark-start text:name="__DdeLink__9081_1784023470"/><text:span text:style-name="T2">√</text:span><text:span text:style-name="T31">ग्रह्</text:span><text:bookmark-end text:name="__DdeLink__9081_1784023470"/><text:span text:style-name="T31"> </text:span><text:span text:style-name="T2">(IX </text:span><text:span text:style-name="T31">गृह्णाति</text:span><text:span text:style-name="T2">)</text:span><text:span text:style-name="T3"> →</text:span><text:span text:style-name="T5"> </text:span><text:span text:style-name="T7">3p, sg, sf </text:span><text:span text:style-name="T5">→ </text:span><text:span text:style-name="T7">он хватает</text:span></text:p>
      <text:p text:style-name="P4">३४) अजुहोत् → <text:span text:style-name="T2">√</text:span><text:span text:style-name="T31">हु </text:span><text:span text:style-name="T2">(III </text:span><text:span text:style-name="T31">जुहोति</text:span><text:span text:style-name="T2">)</text:span><text:span text:style-name="T3"> →</text:span><text:span text:style-name="T5"> </text:span><text:span text:style-name="T7">3p, sg, sf </text:span><text:span text:style-name="T5">→ </text:span><text:span text:style-name="T7">он </text:span><text:span text:style-name="T20">совершил жертвоприношение</text:span></text:p>
      <text:p text:style-name="P6">३५) यावः → <text:span text:style-name="T5">√</text:span><text:span text:style-name="T31">या</text:span><text:span text:style-name="T2">;(II </text:span><text:span text:style-name="T31">याति</text:span><text:span text:style-name="T2">)</text:span><text:span text:style-name="T5"> → </text:span><text:span text:style-name="T7">1p, du, wf <text:s/></text:span><text:span text:style-name="T5">→ </text:span><text:span text:style-name="T7">мы (двое) идём</text:span></text:p>
      <text:p text:style-name="P4">३६) ब्रवीमि → <text:s/>√ब्रू (II ब्रवीति)<text:span text:style-name="T3"> →</text:span><text:span text:style-name="T5"> </text:span><text:span text:style-name="T7">1p, sg, sf </text:span><text:span text:style-name="T5">→ </text:span><text:span text:style-name="T7">я говорю</text:span></text:p>
      <text:p text:style-name="P4">३७) अबिभीम → <text:span text:style-name="T2">√</text:span><text:span text:style-name="T31">भी</text:span><text:span text:style-name="T2">;(III </text:span><text:span text:style-name="T31">बिभेति</text:span><text:span text:style-name="T2">)</text:span><text:span text:style-name="T3"> →</text:span><text:span text:style-name="T5"> </text:span><text:span text:style-name="T7">1p, pl, wf, imperf </text:span><text:span text:style-name="T5">→ </text:span><text:span text:style-name="T7">мы боялись</text:span><text:span text:style-name="T5"> </text:span></text:p>
      <text:p text:style-name="P4">३८) घ्नन्ति → √हन् (II हन्ति)<text:span text:style-name="T3"> →</text:span><text:span text:style-name="T5"> </text:span><text:span text:style-name="T7">3p, pl, wf </text:span><text:span text:style-name="T5">→ </text:span><text:span text:style-name="T7">они убивают</text:span></text:p>
      <text:p text:style-name="P4">३९) विद्युः → <text:span text:style-name="T2">√</text:span><text:span text:style-name="T31">विद् </text:span><text:span text:style-name="T2">(II </text:span><text:span text:style-name="T31">वेत्ति</text:span><text:span text:style-name="T2">)</text:span><text:span text:style-name="T3"> →</text:span><text:span text:style-name="T5"> </text:span><text:span text:style-name="T7">3p, pl, opt, wf </text:span><text:span text:style-name="T5">→ </text:span><text:span text:style-name="T7">они знали бы</text:span></text:p>
      <text:p text:style-name="P4">४०) द्वेक्षि → <text:span text:style-name="T2">√</text:span><text:span text:style-name="T31">द्विष्</text:span><text:span text:style-name="T2">;(II </text:span><text:span text:style-name="T31">द्वेष्टि</text:span><text:span text:style-name="T2">)</text:span><text:span text:style-name="T3"> →</text:span><text:span text:style-name="T5"> </text:span><text:span text:style-name="T7">2p, sg, wf </text:span><text:span text:style-name="T5">→ </text:span><text:span text:style-name="T7">ты ненавидишь</text:span></text:p>
      <text:p text:style-name="P4"><text:soft-page-break/>४१) इयाम् → √इ <text:span text:style-name="T36">(II)</text:span><text:span text:style-name="T3"> →</text:span><text:span text:style-name="T5"> </text:span><text:span text:style-name="T7">1p, sg, wf, opt </text:span><text:span text:style-name="T5">→ </text:span><text:span text:style-name="T7">я пошёл бы</text:span></text:p>
      <text:p text:style-name="P4">४२) स्याः → √अस् (II, अस्ति)<text:span text:style-name="T5"> → </text:span><text:span text:style-name="T7">2p, sg, wf, opt</text:span><text:span text:style-name="T3"> →</text:span><text:span text:style-name="T7"> ты был бы</text:span></text:p>
      <text:p text:style-name="P1"/>
      <text:p text:style-name="P1"/>
      <text:p text:style-name="P1">2) Give the form listed in brackets, and its English meaning. Use only verbs introduced in this</text:p>
      <text:p text:style-name="P1">and the previous chapter. Example: ‘to be’ (3rd Sg Pres Ind Act) –› अस्ति ‘he is’</text:p>
      <text:p text:style-name="P1"/>
      <text:p text:style-name="P7">a) ‘<text:bookmark-start text:name="__DdeLink__9083_1784023470"/>to give<text:bookmark-end text:name="__DdeLink__9083_1784023470"/>’ (2 Sg Impf <text:span text:style-name="T37">sf</text:span>)<text:span text:style-name="T3"> →√</text:span><text:span text:style-name="T31">दा</text:span><text:span text:style-name="T2">;(III </text:span><text:span text:style-name="T31">ददाति</text:span><text:span text:style-name="T2">) </text:span><text:span text:style-name="T3"><text:s/>→ </text:span><text:span text:style-name="T9">अ</text:span><text:span text:style-name="T21">द</text:span><text:span text:style-name="T9">दाः </text:span><text:span text:style-name="T3"><text:s/>→ </text:span><text:span text:style-name="T13">ты дал</text:span></text:p>
      <text:p text:style-name="P7">b) ‘<text:bookmark-start text:name="__DdeLink__9098_1784023470"/>to know<text:bookmark-end text:name="__DdeLink__9098_1784023470"/>’ (2 Du Pot <text:span text:style-name="T37">wf</text:span>)<text:span text:style-name="T3"> →</text:span><text:span text:style-name="T32">ज्ञा</text:span><text:span text:style-name="T2">;(IX </text:span><text:span text:style-name="T31">जानाति</text:span><text:span text:style-name="T2">)</text:span><text:span text:style-name="T8">\√</text:span><text:span text:style-name="T31">विद्</text:span><text:span text:style-name="T2">;(II </text:span><text:span text:style-name="T31">वेत्ति</text:span><text:span text:style-name="T2">)</text:span><text:span text:style-name="T3"> →</text:span><text:span text:style-name="T32">जा</text:span><text:span text:style-name="T33">नीयातम् \विद्यातम्</text:span><text:span text:style-name="T3"> → </text:span><text:span text:style-name="T13">вы (двое) знали бы</text:span></text:p>
      <text:p text:style-name="P7">c) ‘<text:bookmark-start text:name="__DdeLink__9132_1784023470"/>to kill’<text:bookmark-end text:name="__DdeLink__9132_1784023470"/> (1 Sg Pres Ind <text:span text:style-name="T37">sf</text:span>)<text:span text:style-name="T3"> → √</text:span><text:span text:style-name="T31">हन्</text:span><text:span text:style-name="T2">;(II </text:span><text:span text:style-name="T31">हन्ति</text:span><text:span text:style-name="T2">) </text:span><text:span text:style-name="T3">→हन्मि → </text:span><text:span text:style-name="T13">я убиваю</text:span></text:p>
      <text:p text:style-name="P7">d) ‘<text:bookmark-start text:name="__DdeLink__9146_1784023470"/>to put<text:bookmark-end text:name="__DdeLink__9146_1784023470"/>’ (3 Pl Pres Ind <text:span text:style-name="T37">wf</text:span>)<text:span text:style-name="T3"> → √</text:span><text:span text:style-name="T31">धा</text:span><text:span text:style-name="T2">;(III </text:span><text:span text:style-name="T31">दधाति</text:span><text:span text:style-name="T2">) </text:span><text:span text:style-name="T3">→</text:span><text:span text:style-name="T9">दधति</text:span><text:span text:style-name="T3"> → </text:span><text:span text:style-name="T13">они кладут</text:span></text:p>
      <text:p text:style-name="P7">e) ‘<text:bookmark-start text:name="__DdeLink__9160_1784023470"/>to hear<text:bookmark-end text:name="__DdeLink__9160_1784023470"/>’ (3 Du Impf <text:span text:style-name="T37">wf</text:span>)<text:span text:style-name="T3"> → √</text:span><text:span text:style-name="T31">श्रु</text:span><text:span text:style-name="T2">;(V </text:span><text:span text:style-name="T31">शृणोति</text:span><text:span text:style-name="T2">) </text:span><text:span text:style-name="T3">→</text:span><text:span text:style-name="T10">अश</text:span><text:span text:style-name="T23">ृ</text:span><text:span text:style-name="T10">णुताम्</text:span><text:span text:style-name="T3"> → </text:span><text:span text:style-name="T13">они (двое) слыша</text:span><text:span text:style-name="T22">ли</text:span></text:p>
      <text:p text:style-name="P7">f) ‘to <text:bookmark-start text:name="__DdeLink__9174_1784023470"/>speak<text:bookmark-end text:name="__DdeLink__9174_1784023470"/>’ (3 Sg Pres Ind <text:span text:style-name="T37">sf</text:span>)<text:span text:style-name="T3"> → √</text:span><text:span text:style-name="T31">ब्रू</text:span><text:span text:style-name="T2">;(II </text:span><text:span text:style-name="T31">ब्रवीति</text:span><text:span text:style-name="T2">) </text:span><text:span text:style-name="T8">\ √</text:span><text:span text:style-name="T31">वच्</text:span><text:span text:style-name="T2">;(II </text:span><text:span text:style-name="T31">वक्ति</text:span><text:span text:style-name="T2">)</text:span><text:span text:style-name="T3">→</text:span><text:span text:style-name="T10">ब्रवीति \ वक्ति</text:span><text:span text:style-name="T3"> → </text:span><text:span text:style-name="T13">он говорит</text:span></text:p>
      <text:p text:style-name="P7">g) ‘to <text:bookmark-start text:name="__DdeLink__9200_1784023470"/>praise<text:bookmark-end text:name="__DdeLink__9200_1784023470"/>’ (1 Du Impf <text:span text:style-name="T37">wf</text:span>)<text:span text:style-name="T3"> → √</text:span><text:span text:style-name="T31">स्तु</text:span><text:span text:style-name="T2">;(II </text:span><text:span text:style-name="T31">स्तौति</text:span><text:span text:style-name="T2">) </text:span><text:span text:style-name="T3">→</text:span><text:span text:style-name="T10">अस्तु</text:span><text:span text:style-name="T23">व </text:span><text:span text:style-name="T24">\ अस्तुवीव</text:span><text:span text:style-name="T3"> → </text:span><text:span text:style-name="T13">мы (двое) восхваляли</text:span></text:p>
      <text:p text:style-name="P7">h) ‘to hear’ (2 Sg Impf <text:span text:style-name="T37">sf</text:span>)<text:span text:style-name="T3"> → √</text:span><text:span text:style-name="T32">श्रु</text:span><text:span text:style-name="T3">;(V </text:span><text:span text:style-name="T32">शृणोति</text:span><text:span text:style-name="T3">) <text:s/>→</text:span><text:span text:style-name="T25">अ</text:span><text:span text:style-name="T10">श्र</text:span><text:span text:style-name="T25">ृ</text:span><text:span text:style-name="T10">णो</text:span><text:span text:style-name="T25">ः</text:span><text:span text:style-name="T3"> → </text:span><text:span text:style-name="T13">ты слышал</text:span></text:p>
      <text:p text:style-name="P8">i) ‘to give’ (1 Sg Pres Pot <text:span text:style-name="T37">wf</text:span>)<text:span text:style-name="T3"> →√</text:span><text:span text:style-name="T32">दा</text:span><text:span text:style-name="T3">;(III </text:span><text:span text:style-name="T32">ददाति</text:span><text:span text:style-name="T3">) →</text:span><text:span text:style-name="T10">दद्याम्</text:span><text:span text:style-name="T3"> → </text:span><text:span text:style-name="T13">я дал бы</text:span></text:p>
      <text:p text:style-name="P7">j) ‘to <text:bookmark-start text:name="__DdeLink__9217_1784023470"/>split<text:bookmark-end text:name="__DdeLink__9217_1784023470"/>’ (1 Pl Pres Ind <text:span text:style-name="T37">wf</text:span>)<text:span text:style-name="T3"> → </text:span><text:bookmark-start text:name="__DdeLink__9293_1784023470"/><text:span text:style-name="T3">√</text:span><text:span text:style-name="T31">भिद्</text:span><text:bookmark-end text:name="__DdeLink__9293_1784023470"/><text:span text:style-name="T31"> </text:span><text:span text:style-name="T2">(VII </text:span><text:span text:style-name="T31">भिनत्ति</text:span><text:span text:style-name="T2">) </text:span><text:span text:style-name="T3">→</text:span><text:span text:style-name="T11">भिन्द्मः</text:span><text:span text:style-name="T3"> → </text:span><text:span text:style-name="T14">мы разделяем</text:span></text:p>
      <text:p text:style-name="P7">k) ‘to be’ (3 Pl Impf <text:span text:style-name="T37">wf</text:span>)<text:span text:style-name="T3"> → √</text:span><text:span text:style-name="T31">अस्</text:span><text:span text:style-name="T2">;(II </text:span><text:span text:style-name="T31">अस्ति</text:span><text:span text:style-name="T2">) </text:span><text:span text:style-name="T3">→</text:span><text:span text:style-name="T26">आसन्</text:span><text:span text:style-name="T3"> → </text:span><text:span text:style-name="T15">они были</text:span></text:p>
      <text:p text:style-name="P7">l) ‘to speak’ (3 Pl Pres Pot <text:span text:style-name="T37">wf</text:span>)<text:span text:style-name="T3"> →√</text:span><text:span text:style-name="T32">ब्रू</text:span><text:span text:style-name="T3">;(II </text:span><text:span text:style-name="T32">ब्रवीति</text:span><text:span text:style-name="T3">) </text:span><text:span text:style-name="T8">\ √</text:span><text:span text:style-name="T32">वच्</text:span><text:span text:style-name="T3">;(II </text:span><text:span text:style-name="T32">वक्ति</text:span><text:span text:style-name="T3">) →</text:span><text:span text:style-name="T12">ब्रूयुः \ </text:span><text:span text:style-name="T30">उच्युः</text:span><text:span text:style-name="T3"> </text:span><text:span text:style-name="T27">(краткая основа)</text:span><text:span text:style-name="T3">→ </text:span><text:span text:style-name="T15">они говорили бы</text:span></text:p>
      <text:p text:style-name="P7">m) ‘to <text:bookmark-start text:name="__DdeLink__9244_1784023470"/>make<text:bookmark-end text:name="__DdeLink__9244_1784023470"/>’ (2 Sg Pres Ind <text:span text:style-name="T37">sf</text:span>)<text:span text:style-name="T3"> → √</text:span><text:span text:style-name="T31">कृ</text:span><text:span text:style-name="T2">;(VIII </text:span><text:span text:style-name="T31">करोति</text:span><text:span text:style-name="T2">) </text:span><text:span text:style-name="T3">→</text:span><text:span text:style-name="T12">करोषि</text:span><text:span text:style-name="T3"> → </text:span><text:span text:style-name="T15">ты делаешь</text:span></text:p>
      <text:p text:style-name="P7">n) ‘to <text:bookmark-start text:name="__DdeLink__9259_1784023470"/>seize<text:bookmark-end text:name="__DdeLink__9259_1784023470"/>’ (1 Du Pres Pot <text:span text:style-name="T37">wf</text:span>)<text:span text:style-name="T3"> →√</text:span><text:span text:style-name="T31">ग्रह्</text:span><text:span text:style-name="T2">;(IX </text:span><text:span text:style-name="T31">गृह्णाति</text:span><text:span text:style-name="T2">)</text:span><text:span text:style-name="T3"> →</text:span><text:span text:style-name="T32">गृह्</text:span><text:span text:style-name="T34">णीयाव</text:span><text:span text:style-name="T3"> → </text:span><text:span text:style-name="T15">мы (вдое) схватили бы</text:span></text:p>
      <text:p text:style-name="P7">o) ‘to be’ (1 Sg Pres Ind <text:span text:style-name="T37">sf</text:span>)<text:span text:style-name="T3"> → √</text:span><text:span text:style-name="T32">अस्</text:span><text:span text:style-name="T3">;(II </text:span><text:span text:style-name="T32">अस्ति</text:span><text:span text:style-name="T3">) →</text:span><text:span text:style-name="T27">अ</text:span><text:span text:style-name="T12">स्मि</text:span><text:span text:style-name="T3"> → </text:span><text:span text:style-name="T15">я есть</text:span></text:p>
      <text:p text:style-name="P7">p) ‘to kill’ (3 Pl Impf <text:span text:style-name="T37">wf</text:span>)<text:span text:style-name="T3"> → </text:span><text:span text:style-name="T32">हन्</text:span><text:span text:style-name="T3">;(II </text:span><text:span text:style-name="T32">हन्ति</text:span><text:span text:style-name="T3">) <text:s/>→</text:span><text:span text:style-name="T12">अ</text:span><text:span text:style-name="T27">घ्न</text:span><text:span text:style-name="T12">न्</text:span><text:span text:style-name="T3"> → </text:span><text:span text:style-name="T15">они убивали</text:span></text:p>
      <text:p text:style-name="P7">q) ‘to put’ (2 Sg Pres Ind <text:span text:style-name="T37">sf</text:span>)<text:span text:style-name="T3"> <text:s/>→√</text:span><text:span text:style-name="T32">धा</text:span><text:span text:style-name="T3">;(III </text:span><text:span text:style-name="T32">दधाति</text:span><text:span text:style-name="T3">) <text:s/>→</text:span><text:span text:style-name="T12">दधासि</text:span><text:span text:style-name="T3"> → </text:span><text:span text:style-name="T15">ты кладёшь</text:span></text:p>
      <text:p text:style-name="P7">r) ‘to seize’ (3 Sg Impf <text:span text:style-name="T37">sf</text:span>)<text:span text:style-name="T3"> → √</text:span><text:span text:style-name="T32">ग्रह्</text:span><text:span text:style-name="T3">;(IX </text:span><text:span text:style-name="T32">गृह्णाति</text:span><text:span text:style-name="T3">) →</text:span><text:span text:style-name="T12">अगृह्ण</text:span><text:span text:style-name="T28">ा</text:span><text:span text:style-name="T12">त्</text:span><text:span text:style-name="T3"> → </text:span><text:span text:style-name="T15">он сватил</text:span></text:p>
      <text:p text:style-name="P7">s) ‘to know’ (2 Sg Pres Ind <text:span text:style-name="T37">sf</text:span>)<text:span text:style-name="T3"> → </text:span><text:span text:style-name="T32">ज्ञा</text:span><text:span text:style-name="T3">;(IX </text:span><text:span text:style-name="T32">जानाति</text:span><text:span text:style-name="T3">)</text:span><text:span text:style-name="T8">\√</text:span><text:span text:style-name="T32">विद्</text:span><text:span text:style-name="T3">;(II </text:span><text:span text:style-name="T32">वेत्ति</text:span><text:span text:style-name="T3">) →</text:span><text:span text:style-name="T32">ज्ञा</text:span><text:span text:style-name="T34">नासि \ वेत्सि</text:span><text:span text:style-name="T3"> → </text:span><text:span text:style-name="T15">ты знаешь</text:span></text:p>
      <text:p text:style-name="P7">t) ‘to praise’ (3 Sg Pres Ind <text:span text:style-name="T37">sf</text:span>)<text:span text:style-name="T3"> → √</text:span><text:span text:style-name="T32">स्तु</text:span><text:span text:style-name="T3">;(II </text:span><text:span text:style-name="T32">स्तौति</text:span><text:span text:style-name="T3">) →</text:span><text:span text:style-name="T12">स्तौति</text:span><text:span text:style-name="T3"> → </text:span><text:span text:style-name="T15">он восхваляет</text:span></text:p>
      <text:p text:style-name="P7">u) ‘to make’ (3 Pl Impf <text:span text:style-name="T37">wf</text:span>)<text:span text:style-name="T3"> → √</text:span><text:span text:style-name="T32">कृ</text:span><text:span text:style-name="T3">;(VIII </text:span><text:span text:style-name="T32">करोति</text:span><text:span text:style-name="T3">) →</text:span><text:span text:style-name="T12">अकुर्वन्</text:span><text:span text:style-name="T3"> → </text:span><text:span text:style-name="T15">он</text:span><text:span text:style-name="T29">и</text:span><text:span text:style-name="T15"> сделал</text:span><text:span text:style-name="T29">и</text:span></text:p>
      <text:p text:style-name="P1"/>
      <text:p text:style-name="P28">11:30 (<text:span text:style-name="T60">18</text:span>:30)</text:p>
      <text:p text:style-name="P1"/>
      <text:p text:style-name="P1">3) Translate into English.</text:p>
      <text:p text:style-name="P1"/>
      <text:p text:style-name="P1">१) स्वप्तुम<text:span text:style-name="T38">्</text:span> <text:span text:style-name="T38">इ</text:span>च्छाम<text:span text:style-name="T38">ः</text:span> इत<text:span text:style-name="T38">ि</text:span> <text:span text:style-name="T38">उ</text:span>क्त्वा कन्या<text:span text:style-name="T61">ः</text:span> गृहम<text:span text:style-name="T38">्</text:span> <text:span text:style-name="T38">आ</text:span>यन् ।</text:p>
      <text:p text:style-name="P9">Мы спать хотим – так сказав, девушка в дом пошла</text:p>
      <text:p text:style-name="P1"/>
      <text:p text:style-name="P1">२) जनाः पाप<text:span text:style-name="T39">म्</text:span> द्विष्युः शूर<text:span text:style-name="T39">म्</text:span> च स्तुय<text:span text:style-name="T39">ुः</text:span> ।</text:p>
      <text:p text:style-name="P10">Люди злодея пусть ненавидят, а героя – прославляют.</text:p>
      <text:p text:style-name="P1"/>
      <text:p text:style-name="P1">३) <text:bookmark-start text:name="__DdeLink__9297_1784023470"/>चापौ<text:bookmark-end text:name="__DdeLink__9297_1784023470"/> गृहीत्वा नरास्तौ (तौ ‘them’) <text:span text:style-name="T40">दद्युः</text:span>।</text:p>
      <text:p text:style-name="P11">оба лука взяв, नराः и<text:span text:style-name="T62">х</text:span> пусть отдадут.</text:p>
      <text:p text:style-name="P1"/>
      <text:p text:style-name="P1">४) नरा<text:span text:style-name="T41">ः</text:span> गृहे स्यु<text:span text:style-name="T41">ः</text:span> <text:span text:style-name="T41">न</text:span> तु <text:bookmark-start text:name="__DdeLink__9301_1784023470"/>सन्त<text:span text:style-name="T41">ि</text:span> <text:span text:style-name="T41">इ</text:span>ति<text:bookmark-end text:name="__DdeLink__9301_1784023470"/> नारी वक्ति ।</text:p>
      <text:p text:style-name="P12">мужчины дома должны быть, но их нет – так женщина говорит.</text:p>
      <text:p text:style-name="P1"/>
      <text:p text:style-name="P1">५) अपि <text:bookmark-start text:name="__DdeLink__9303_1784023470"/>छि<text:bookmark-end text:name="__DdeLink__9303_1784023470"/>न्न<text:span text:style-name="T41">म्</text:span> वृक्ष<text:span text:style-name="T41">म्</text:span> पश्यस<text:span text:style-name="T41">ि</text:span> <text:span text:style-name="T41">इ</text:span>त<text:span text:style-name="T41">ि</text:span> <text:span text:style-name="T41">अ</text:span>पृच्छम् । न द्रष्टु<text:span text:style-name="T41">म्</text:span> शक्नोम<text:span text:style-name="T41">ि</text:span> <text:span text:style-name="T41">इ</text:span>ति कन्या पुन<text:span text:style-name="T41">ः</text:span> <text:span text:style-name="T41">अ</text:span>ब्रवीत्।</text:p>
      <text:p text:style-name="P12"><text:soft-page-break/>Срубленное дерево видишь? - <text:span text:style-name="T42">я </text:span>спрашив<text:span text:style-name="T42">ал</text:span>. <text:span text:style-name="T42">Не <text:s/>могу видеть – так девушка снова говорила.</text:span></text:p>
      <text:p text:style-name="P1"/>
      <text:p text:style-name="P1"/>
      <text:p text:style-name="P1">६) संस्<text:span text:style-name="T43">तुत्य</text:span> देवा<text:span text:style-name="T43">न्</text:span> <text:span text:style-name="T43">जु</text:span>हुयात <text:span text:style-name="T43">इ</text:span>ति नरा<text:span text:style-name="T43">न्</text:span> <text:span text:style-name="T43">व</text:span>दसि ।</text:p>
      <text:p text:style-name="P13"><text:span text:style-name="T63">Прос</text:span>лав<text:span text:style-name="T63">ив</text:span>, <text:span text:style-name="T63">вам следует принести</text:span> <text:span text:style-name="T63">богам</text:span> <text:span text:style-name="T63">жертвы </text:span>– так людям говоришь.</text:p>
      <text:p text:style-name="P1"/>
      <text:p text:style-name="P1">७) शूराः क्षत्रियान<text:span text:style-name="T44">्</text:span> <text:span text:style-name="T44">अ</text:span>घ्नन् <text:span text:style-name="T44">इ</text:span>ति जनाः परितुष्य नगरम<text:span text:style-name="T44">्</text:span> <text:bookmark-start text:name="__DdeLink__9315_1784023470"/><text:span text:style-name="T44">अ</text:span>लमकुर्वन्<text:bookmark-end text:name="__DdeLink__9315_1784023470"/> ।</text:p>
      <text:p text:style-name="P14">Герои воинов убили – так люди радуясь город украшали.</text:p>
      <text:p text:style-name="P1"/>
      <text:p text:style-name="P1">८) अश्व<text:span text:style-name="T45">म्</text:span> नराय दद्या<text:span text:style-name="T45">ः</text:span> इत<text:span text:style-name="T45">ि</text:span> <text:span text:style-name="T64">ई</text:span>श्वर<text:span text:style-name="T45">ः</text:span> दासीम<text:span text:style-name="T45">्</text:span> <text:span text:style-name="T45">अ</text:span>वदत् । जनाना<text:span text:style-name="T45">म्</text:span> पालः <text:bookmark-start text:name="__DdeLink__9318_1784023470"/>सदा<text:bookmark-end text:name="__DdeLink__9318_1784023470"/> <text:span text:style-name="T64">आ</text:span>सी<text:span text:style-name="T45">त्</text:span> <text:span text:style-name="T45">इ</text:span>ति दासी पुन<text:span text:style-name="T45">ः</text:span> <text:span text:style-name="T45">अ</text:span>ब्रवीत् ।</text:p>
      <text:p text:style-name="P15">Коня человеку ты дала бы – так владыка служанке говорил. Людей защитник он всегда был – так служанка опять говорила.</text:p>
      <text:p text:style-name="P1"/>
      <text:p text:style-name="P1">९) ईश्वरस्य वचनानि न <text:span text:style-name="T46">अ</text:span>शृणुम <text:span text:style-name="T46">इ</text:span>ति जना<text:span text:style-name="T46">ः</text:span> अवदन् ।</text:p>
      <text:p text:style-name="P16">Владыки слова не слышали – так люди сказали.</text:p>
      <text:p text:style-name="P1"/>
      <text:p text:style-name="P1">१०) ईश्वर<text:span text:style-name="T47">ः</text:span> वरा<text:span text:style-name="T47">म्</text:span> दासी<text:span text:style-name="T47">म्</text:span> स्तुत्वा दानान<text:span text:style-name="T47">ि</text:span> <text:span text:style-name="T47">अ</text:span>ददात्<text:span text:style-name="T47">_</text:span> ।</text:p>
      <text:p text:style-name="P17">Владыка прекрасную служанку похвалив, дары дал.</text:p>
      <text:p text:style-name="P1"/>
      <text:p text:style-name="P1">११) रथस्थः क्षत्रिय<text:span text:style-name="T47">ः</text:span><text:bookmark-start text:name="__DdeLink__9330_1784023470"/> निधन<text:span text:style-name="T47">म्</text:span> ज्ञात्वा<text:bookmark-end text:name="__DdeLink__9330_1784023470"/> न बिभेति । क्षत्रिय<text:span text:style-name="T47">म्</text:span> स्तुयाम ।</text:p>
      <text:p text:style-name="P18"><text:span text:style-name="T47">На колеснице стоящий воин, смерть осознавая, не боится. </text:span><text:span text:style-name="T48">Кшатрия </text:span><text:span text:style-name="T49">восхвалим!</text:span></text:p>
      <text:p text:style-name="P18"/>
      <text:p text:style-name="P1">१२) हृष्ट-नेत्रः कुमारः कन्याया<text:span text:style-name="T50">ः</text:span> रूप<text:span text:style-name="T50">म्</text:span> दृष्ट्वा दर्शन<text:span text:style-name="T50">म्</text:span> प्रभा<text:span text:style-name="T50">म्</text:span> च सुखै<text:span text:style-name="T50">ः</text:span> <text:span text:style-name="T50">व</text:span>चनै<text:span text:style-name="T50">ः</text:span> स्तौत् ।</text:p>
      <text:p text:style-name="P19"><text:span text:style-name="T66">с </text:span><text:span text:style-name="T65">восторженными глазами</text:span> юноша девушки фигуру увидев, вид и сияние приятными словами восхвалял.</text:p>
      <text:p text:style-name="P1"/>
      <text:p text:style-name="P1">READINGS</text:p>
      <text:p text:style-name="P1"/>
      <text:p text:style-name="P1">Kṛṣṇa Outlines the Origin of Things</text:p>
      <text:p text:style-name="P1"/>
      <text:p text:style-name="P1">मम योनि<text:span text:style-name="T51">ः</text:span> <text:span text:style-name="T51">म</text:span>ह<text:span text:style-name="T51">त्</text:span> <text:span text:style-name="T51">ब्र</text:span>ह्म तस्मि<text:span text:style-name="T51">न्</text:span> <text:span text:style-name="T51">ग</text:span>र्भ<text:span text:style-name="T51">म्</text:span> दधाम<text:span text:style-name="T51">ि</text:span> <text:span text:style-name="T51">अ</text:span>हम् ।</text:p>
      <text:p text:style-name="P1">स<text:span text:style-name="T51">ं</text:span>भवः सर्व-भूताना<text:span text:style-name="T51">म्</text:span> तत<text:span text:style-name="T51">ः</text:span> भवति भारत ॥</text:p>
      <text:p text:style-name="P1"/>
      <text:p text:style-name="P20">моё чрево Великий Брахма в которого семя помещаю я.</text:p>
      <text:p text:style-name="P21"><text:span text:style-name="T67">Возникновение</text:span> всех существ возникает из этого, потомок Бхараты.</text:p>
      <text:p text:style-name="P1"/>
      <text:p text:style-name="P1">Hanumān Addresses Sītā and Tells Her How Rāma Has Suffered</text:p>
      <text:p text:style-name="P1">since Her Abduction (Part 3 of 3)</text:p>
      <text:p text:style-name="P1"/>
      <text:p text:style-name="P1">सहितौ राम-सुग्रीव<text:span text:style-name="T53">ौ</text:span> <text:span text:style-name="T53">उ</text:span>भ<text:span text:style-name="T53">ौ</text:span> <text:span text:style-name="T53">अ</text:span>कुरुता<text:span text:style-name="T52">म्</text:span> तदा ।</text:p>
      <text:p text:style-name="P22">Вместе вдвоем Рама с Сугривой сделали тогда</text:p>
      <text:p text:style-name="P1"/>
      <text:p text:style-name="P1">समय<text:span text:style-name="T52">म्</text:span> वालिन<text:span text:style-name="T52">म्</text:span> हन्तु<text:span text:style-name="T52">म्</text:span> तव च <text:span text:style-name="T67">अ</text:span>न्वेषण<text:span text:style-name="T52">म्</text:span> <text:bookmark-start text:name="__DdeLink__9613_1784023470"/>तथा<text:bookmark-end text:name="__DdeLink__9613_1784023470"/> ॥ ४७ ॥</text:p>
      <text:p text:style-name="P22">договор Валина убить и тебя найти тоже</text:p>
      <text:p text:style-name="P1"/>
      <text:p text:style-name="P1">तत<text:span text:style-name="T52">ः</text:span> निहत्य <text:bookmark-start text:name="__DdeLink__9616_1784023470"/>तरसा<text:bookmark-end text:name="__DdeLink__9616_1784023470"/> राम<text:span text:style-name="T52">ः</text:span> वालिन<text:span text:style-name="T54">म्</text:span> <text:s/><text:span text:style-name="T54">आ</text:span><text:bookmark-start text:name="__DdeLink__9619_1784023470"/>हवे<text:bookmark-end text:name="__DdeLink__9619_1784023470"/> ।</text:p>
      <text:p text:style-name="P22">Затем убив скоро Рама Валина в битве</text:p>
      <text:p text:style-name="P1"/>
      <text:p text:style-name="P1"><text:span text:style-name="T53">सर्व-ऋक्ष-</text:span>हरि-संघाना<text:span text:style-name="T52">म्</text:span> सुग्रीवम<text:span text:style-name="T52">्</text:span> <text:span text:style-name="T52">अ</text:span>करोत् <text:span text:style-name="T53">प</text:span>तिम् ॥ ४८ ॥</text:p>
      <text:p text:style-name="P22">Всех золотых обезьян племени Сугриву сделал повелителем. </text:p>
      <text:p text:style-name="P1"><text:soft-page-break/></text:p>
      <text:p text:style-name="P1">राम-सुग्रीवयो<text:span text:style-name="T53">ः</text:span> <text:span text:style-name="T53">ऐ</text:span>क्य<text:span text:style-name="T52">म्</text:span> देव<text:span text:style-name="T55">ि</text:span> <text:span text:style-name="T55">ए</text:span>व<text:span text:style-name="T52">म्</text:span> समजायत (…) ॥ ४९ ॥</text:p>
      <text:p text:style-name="P23">Рамой и Сугривой союз, о Деви, таким образом был рождён.</text:p>
      <text:p text:style-name="P1"/>
      <text:p text:style-name="P1"/>
      <text:p text:style-name="P1"/>
      <text:p text:style-name="P1"/>
      <text:p text:style-name="P1">Dharma is Your Friend</text:p>
      <text:p text:style-name="P1"/>
      <text:p text:style-name="P1">धर्म<text:span text:style-name="T56">ः</text:span> <text:bookmark-start text:name="__DdeLink__9624_1784023470"/>एव<text:bookmark-end text:name="__DdeLink__9624_1784023470"/> हत<text:span text:style-name="T56">ः</text:span> हन्ति धर्म<text:span text:style-name="T56">ः</text:span> रक्षति रक्षितः ।</text:p>
      <text:p text:style-name="P24">Дхарма только уби<text:span text:style-name="T58">тая</text:span> убивает, дхарма <text:span text:style-name="T58">защищённая</text:span> защищает.</text:p>
      <text:p text:style-name="P1">तस्मा<text:span text:style-name="T57">त् <text:s/>ध</text:span>र्म<text:span text:style-name="T57">ः</text:span> न हन्तव्य<text:span text:style-name="T57">ः</text:span> मा न<text:span text:style-name="T57">ः</text:span> धर्म<text:span text:style-name="T57">ः</text:span> हत<text:span text:style-name="T57">ः</text:span> <text:bookmark-start text:name="__DdeLink__9628_1784023470"/>वधी<text:bookmark-end text:name="__DdeLink__9628_1784023470"/>त् ॥ १ ॥</text:p>
      <text:p text:style-name="P25"><text:span text:style-name="T58">Поэтому</text:span> <text:span text:style-name="T58">дхарма не должна быть убита, пусть дхарма убитая не убъёт нас.</text:span></text:p>
      <text:p text:style-name="P1">एक<text:span text:style-name="T69">ः</text:span> एव <text:bookmark-start text:name="__DdeLink__9634_1784023470"/>सुहृद्<text:bookmark-end text:name="__DdeLink__9634_1784023470"/> <text:span text:style-name="T58">ध</text:span>र्म<text:span text:style-name="T58">ः</text:span> निधने <text:span text:style-name="T58">अ</text:span>प<text:span text:style-name="T69">ि</text:span> <text:span text:style-name="T69">अ</text:span>नुयाति <text:bookmark-start text:name="__DdeLink__9632_1784023470"/>यः<text:bookmark-end text:name="__DdeLink__9632_1784023470"/> ।</text:p>
      <text:p text:style-name="P26">Одна только друг - дхарма в смерти следует он</text:p>
      <text:p text:style-name="P1">शरीरेण सम<text:span text:style-name="T58">म्</text:span> नाश<text:span text:style-name="T58">म्</text:span> सर्वम<text:span text:style-name="T58">्</text:span> <text:span text:style-name="T71">अ</text:span><text:span text:style-name="T70">न्यद्धि </text:span>गच्छति ॥ २ ॥</text:p>
      <text:p text:style-name="P26">С телом вместе <text:s/>всё остальное <text:span text:style-name="T72">к гибели идёт</text:span>.</text:p>
      <text:p text:style-name="P1"/>
      <text:p text:style-name="P1">Your Choices When You Have Money</text:p>
      <text:p text:style-name="P1"/>
      <text:p text:style-name="P1">दान<text:span text:style-name="T58">म्</text:span> भोग<text:span text:style-name="T58">ः</text:span> नाश<text:span text:style-name="T58">ः</text:span> <text:span text:style-name="T58">ति</text:span>स्र<text:span text:style-name="T58">ः</text:span> गतय<text:span text:style-name="T58">ः</text:span> भवन्ति वित्तस्य ।</text:p>
      <text:p text:style-name="P26">Дарение, наслаждение, потеря – три пути существуют богатства.</text:p>
      <text:p text:style-name="P1">य<text:span text:style-name="T58">ः</text:span> न ददाति न भुङ्क्ते तस्य तृतीया गति<text:span text:style-name="T58">ः</text:span> <text:span text:style-name="T58">भ</text:span>वति ॥</text:p>
      <text:p text:style-name="P26">Который не отдаёт, не наслаждается того - третий пут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0:01:31.039188122</meta:creation-date>
    <dc:date>2025-04-04T18:59:13.340798482</dc:date>
    <meta:editing-duration>P3DT10H37M23S</meta:editing-duration>
    <meta:editing-cycles>68</meta:editing-cycles>
    <meta:generator>LibreOffice/7.4.7.2$Linux_X86_64 LibreOffice_project/40$Build-2</meta:generator>
    <meta:document-statistic meta:table-count="0" meta:image-count="0" meta:object-count="0" meta:page-count="4" meta:paragraph-count="127" meta:word-count="1451" meta:character-count="6392" meta:non-whitespace-character-count="5021"/>
  </office:meta>
</office:document-meta>
</file>